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text-indent="0cm" fo:line-height="100%" fo:margin-top="0cm" fo:margin-bottom="0cm" fo:margin-left="0cm" fo:margin-right="0cm"/>
    </style:style>
    <style:style style:name="P33" style:family="paragraph" style:parent-style-name="Standard">
      <style:paragraph-properties fo:text-align="left" fo:text-indent="0cm" fo:line-height="100%" fo:margin-top="0cm" fo:margin-bottom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</text:span><text:span text:style-name="T2_3">Idéläran</text:span><text:span text:style-name="T2_4"><text:s/></text:span><text:span text:style-name="T2_5">grupprum</text:span><text:span text:style-name="T2_6"><text:s/>3</text:span></text:p>
      <text:p text:style-name="P3"><text:span text:style-name="T3_1">Date</text:span><text:span text:style-name="T3_2">:<text:s/>2011-03-24</text:span></text:p>
      <text:p text:style-name="P4"><text:span text:style-name="T4_1">Time</text:span><text:span text:style-name="T4_2">:<text:s/>11:00<text:s/>-<text:s/>12:00</text:span></text:p>
      <text:p text:style-name="P5"><text:span text:style-name="T5_1">Facilitator</text:span><text:span text:style-name="T5_2">:<text:s/></text:span><text:span text:style-name="T5_3">Fredrik</text:span><text:span text:style-name="T5_4"><text:s/></text:span><text:span text:style-name="T5_5">H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Localization</text:span></text:p>
            </text:list-item>
            <text:list-item>
              <text:p text:style-name="P9"><text:span text:style-name="T9_1">GUI</text:span><text:span text:style-name="T9_2">-</text:span><text:span text:style-name="T9_3">mockup</text:span></text:p>
            </text:list-item>
            <text:list-item>
              <text:p text:style-name="P10"><text:span text:style-name="T10_1">Functionality</text:span><text:span text:style-name="T10_2">-</text:span><text:span text:style-name="T10_3">list</text:span></text:p>
            </text:list-item>
          </text:list>
        </text:list-item>
        <text:list-item>
          <text:p text:style-name="P11"><text:span text:style-name="T11_1">Reports</text:span></text:p>
          <text:list>
            <text:list-item>
              <text:p text:style-name="P12"><text:span text:style-name="T12_1">SVN</text:span><text:span text:style-name="T12_2"><text:s/></text:span><text:span text:style-name="T12_3">and</text:span><text:span text:style-name="T12_4"><text:s/></text:span><text:span text:style-name="T12_5">project</text:span><text:span text:style-name="T12_6"><text:s/></text:span><text:span text:style-name="T12_7">site</text:span><text:span text:style-name="T12_8"><text:s/></text:span><text:span text:style-name="T12_9">is</text:span><text:span text:style-name="T12_10"><text:s/></text:span><text:span text:style-name="T12_11">up</text:span><text:span text:style-name="T12_12"><text:s/></text:span><text:span text:style-name="T12_13">and</text:span><text:span text:style-name="T12_14"><text:s/></text:span><text:span text:style-name="T12_15">as</text:span><text:span text:style-name="T12_16"><text:s/></text:span><text:span text:style-name="T12_17">intended</text:span><text:span text:style-name="T12_18"><text:s/></text:span><text:span text:style-name="T12_19">after</text:span><text:span text:style-name="T12_20"><text:s/></text:span><text:span text:style-name="T12_21">som</text:span><text:span text:style-name="T12_22"><text:s/></text:span><text:span text:style-name="T12_23">minor</text:span><text:span text:style-name="T12_24"><text:s/></text:span><text:span text:style-name="T12_25">tweaking</text:span><text:span text:style-name="T12_26"><text:s/></text:span><text:span text:style-name="T12_27">by</text:span><text:span text:style-name="T12_28"><text:s/></text:span><text:span text:style-name="T12_29">Johannes</text:span><text:span text:style-name="T12_30">.<text:s/></text:span><text:span text:style-name="T12_31">Some</text:span><text:span text:style-name="T12_32"><text:s/></text:span><text:span text:style-name="T12_33">sketching</text:span><text:span text:style-name="T12_34"><text:s/></text:span><text:span text:style-name="T12_35">at</text:span><text:span text:style-name="T12_36"><text:s/></text:span><text:span text:style-name="T12_37">whiteboard</text:span><text:span text:style-name="T12_38"><text:s/></text:span><text:span text:style-name="T12_39">was</text:span><text:span text:style-name="T12_40"><text:s/></text:span><text:span text:style-name="T12_41">done</text:span><text:span text:style-name="T12_42"><text:s/></text:span><text:span text:style-name="T12_43">for</text:span><text:span text:style-name="T12_44"><text:s/></text:span><text:span text:style-name="T12_45">the</text:span><text:span text:style-name="T12_46"><text:s/></text:span><text:span text:style-name="T12_47">GUI</text:span><text:span text:style-name="T12_48">.</text:span></text:p>
            </text:list-item>
          </text:list>
        </text:list-item>
        <text:list-item>
          <text:p text:style-name="P13"><text:span text:style-name="T13_1">Discussion</text:span><text:span text:style-name="T13_2"><text:s/></text:span><text:span text:style-name="T13_3">items</text:span></text:p>
          <text:list>
            <text:list-item>
              <text:p text:style-name="P14"><text:span text:style-name="T14_1">Determine</text:span><text:span text:style-name="T14_2"><text:s/></text:span><text:span text:style-name="T14_3">our</text:span><text:span text:style-name="T14_4"><text:s/></text:span><text:span text:style-name="T14_5">localization</text:span><text:span text:style-name="T14_6"><text:s/></text:span><text:span text:style-name="T14_7">plans</text:span><text:span text:style-name="T14_8">.</text:span></text:p>
            </text:list-item>
            <text:list-item>
              <text:p text:style-name="P15"><text:span text:style-name="T15_1">Discuss</text:span><text:span text:style-name="T15_2"><text:s/></text:span><text:span text:style-name="T15_3">the</text:span><text:span text:style-name="T15_4"><text:s/></text:span><text:span text:style-name="T15_5">look</text:span><text:span text:style-name="T15_6"><text:s/></text:span><text:span text:style-name="T15_7">of</text:span><text:span text:style-name="T15_8"><text:s/></text:span><text:span text:style-name="T15_9">the</text:span><text:span text:style-name="T15_10"><text:s/></text:span><text:span text:style-name="T15_11">general</text:span><text:span text:style-name="T15_12"><text:s/></text:span><text:span text:style-name="T15_13">GUI</text:span><text:span text:style-name="T15_14">.</text:span></text:p>
            </text:list-item>
            <text:list-item>
              <text:p text:style-name="P16"><text:span text:style-name="T16_1">Functionality</text:span></text:p>
            </text:list-item>
          </text:list>
        </text:list-item>
        <text:list-item>
          <text:p text:style-name="P17"><text:span text:style-name="T17_1">Outcomes</text:span><text:span text:style-name="T17_2"><text:s/></text:span><text:span text:style-name="T17_3">and</text:span><text:span text:style-name="T17_4"><text:s/></text:span><text:span text:style-name="T17_5">assignments</text:span></text:p>
          <text:list>
            <text:list-item>
              <text:p text:style-name="P18"><text:span text:style-name="T18_1">We</text:span><text:span text:style-name="T18_2"><text:s/></text:span><text:span text:style-name="T18_3">decided</text:span><text:span text:style-name="T18_4"><text:s/></text:span><text:span text:style-name="T18_5">that</text:span><text:span text:style-name="T18_6"><text:s/></text:span><text:span text:style-name="T18_7">we</text:span><text:span text:style-name="T18_8"><text:s/></text:span><text:span text:style-name="T18_9">will</text:span><text:span text:style-name="T18_10"><text:s/></text:span><text:span text:style-name="T18_11">use</text:span><text:span text:style-name="T18_12"><text:s/></text:span><text:span text:style-name="T18_13">properties</text:span><text:span text:style-name="T18_14">-</text:span><text:span text:style-name="T18_15">files</text:span><text:span text:style-name="T18_16"><text:s/></text:span><text:span text:style-name="T18_17">from</text:span><text:span text:style-name="T18_18"><text:s/></text:span><text:span text:style-name="T18_19">NetBeans</text:span><text:span text:style-name="T18_20"><text:s/></text:span><text:span text:style-name="T18_21">to</text:span><text:span text:style-name="T18_22"><text:s/></text:span><text:span text:style-name="T18_23">handle</text:span><text:span text:style-name="T18_24"><text:s/></text:span><text:span text:style-name="T18_25">localizations</text:span><text:span text:style-name="T18_26">.</text:span></text:p>
            </text:list-item>
            <text:list-item>
              <text:p text:style-name="P19"><text:span text:style-name="T19_1">We</text:span><text:span text:style-name="T19_2"><text:s/></text:span><text:span text:style-name="T19_3">have</text:span><text:span text:style-name="T19_4"><text:s/></text:span><text:span text:style-name="T19_5">taken</text:span><text:span text:style-name="T19_6"><text:s/></text:span><text:span text:style-name="T19_7">pictures</text:span><text:span text:style-name="T19_8"><text:s/></text:span><text:span text:style-name="T19_9">of</text:span><text:span text:style-name="T19_10"><text:s/></text:span><text:span text:style-name="T19_11">our</text:span><text:span text:style-name="T19_12"><text:s/></text:span><text:span text:style-name="T19_13">whiteboard</text:span><text:span text:style-name="T19_14">-</text:span><text:span text:style-name="T19_15">GUI</text:span><text:span text:style-name="T19_16">.</text:span></text:p>
            </text:list-item>
            <text:list-item>
              <text:p text:style-name="P20"><text:span text:style-name="T20_1">Written</text:span><text:span text:style-name="T20_2"><text:s/></text:span><text:span text:style-name="T20_3">down</text:span><text:span text:style-name="T20_4"><text:s/></text:span><text:span text:style-name="T20_5">a</text:span><text:span text:style-name="T20_6"><text:s/></text:span><text:span text:style-name="T20_7">detailed</text:span><text:span text:style-name="T20_8"><text:s/></text:span><text:span text:style-name="T20_9">list</text:span><text:span text:style-name="T20_10"><text:s/></text:span><text:span text:style-name="T20_11">of</text:span><text:span text:style-name="T20_12"><text:s/></text:span><text:span text:style-name="T20_13">functionality</text:span><text:span text:style-name="T20_14"><text:s/></text:span><text:span text:style-name="T20_15">and</text:span><text:span text:style-name="T20_16"><text:s/></text:span><text:span text:style-name="T20_17">features</text:span><text:span text:style-name="T20_18"><text:s/></text:span><text:span text:style-name="T20_19">with</text:span><text:span text:style-name="T20_20"><text:s/></text:span><text:span text:style-name="T20_21">priorities</text:span><text:span text:style-name="T20_22">.</text:span></text:p>
            </text:list-item>
            <text:list-item>
              <text:p text:style-name="P21"><text:span text:style-name="T21_1">Fredrik</text:span><text:span text:style-name="T21_2"><text:s/></text:span><text:span text:style-name="T21_3">H</text:span><text:span text:style-name="T21_4"><text:s/></text:span><text:span text:style-name="T21_5">will</text:span><text:span text:style-name="T21_6"><text:s/></text:span><text:span text:style-name="T21_7">check</text:span><text:span text:style-name="T21_8"><text:s/></text:span><text:span text:style-name="T21_9">out</text:span><text:span text:style-name="T21_10"><text:s/></text:span><text:span text:style-name="T21_11">localization</text:span><text:span text:style-name="T21_12"><text:s/></text:span><text:span text:style-name="T21_13">in</text:span><text:span text:style-name="T21_14"><text:s/></text:span><text:span text:style-name="T21_15">Eclipse</text:span><text:span text:style-name="T21_16">.</text:span></text:p>
            </text:list-item>
            <text:list-item>
              <text:p text:style-name="P22"><text:span text:style-name="T22_1">Fredrik</text:span><text:span text:style-name="T22_2"><text:s/></text:span><text:span text:style-name="T22_3">T</text:span><text:span text:style-name="T22_4"><text:s/></text:span><text:span text:style-name="T22_5">will</text:span><text:span text:style-name="T22_6"><text:s/></text:span><text:span text:style-name="T22_7">check</text:span><text:span text:style-name="T22_8"><text:s/></text:span><text:span text:style-name="T22_9">out</text:span><text:span text:style-name="T22_10"><text:s/></text:span><text:span text:style-name="T22_11">RAD</text:span><text:span text:style-name="T22_12">.</text:span></text:p>
            </text:list-item>
            <text:list-item>
              <text:p text:style-name="P23"><text:span text:style-name="T23_1">Johannes</text:span><text:span text:style-name="T23_2"><text:s/></text:span><text:span text:style-name="T23_3">will</text:span><text:span text:style-name="T23_4"><text:s/></text:span><text:span text:style-name="T23_5">check</text:span><text:span text:style-name="T23_6"><text:s/></text:span><text:span text:style-name="T23_7">out</text:span><text:span text:style-name="T23_8"><text:s/></text:span><text:span text:style-name="T23_9">import</text:span><text:span text:style-name="T23_10">/</text:span><text:span text:style-name="T23_11">export</text:span><text:span text:style-name="T23_12"><text:s/></text:span><text:span text:style-name="T23_13">between</text:span><text:span text:style-name="T23_14"><text:s/></text:span><text:span text:style-name="T23_15">Eclipse</text:span><text:span text:style-name="T23_16"><text:s/></text:span><text:span text:style-name="T23_17">and</text:span><text:span text:style-name="T23_18"><text:s/></text:span><text:span text:style-name="T23_19">NetBeans</text:span><text:span text:style-name="T23_20">.</text:span></text:p>
            </text:list-item>
            <text:list-item>
              <text:p text:style-name="P24"><text:span text:style-name="T24_1">Magnus</text:span><text:span text:style-name="T24_2"><text:s/></text:span><text:span text:style-name="T24_3">will</text:span><text:span text:style-name="T24_4"><text:s/></text:span><text:span text:style-name="T24_5">check</text:span><text:span text:style-name="T24_6"><text:s/></text:span><text:span text:style-name="T24_7">out</text:span><text:span text:style-name="T24_8"><text:s/></text:span><text:span text:style-name="T24_9">how</text:span><text:span text:style-name="T24_10"><text:s/></text:span><text:span text:style-name="T24_11">to</text:span><text:span text:style-name="T24_12"><text:s/></text:span><text:span text:style-name="T24_13">create</text:span><text:span text:style-name="T24_14"><text:s/></text:span><text:span text:style-name="T24_15">object</text:span><text:span text:style-name="T24_16"><text:s/></text:span><text:span text:style-name="T24_17">from</text:span><text:span text:style-name="T24_18"><text:s/></text:span><text:span text:style-name="T24_19">remote</text:span><text:span text:style-name="T24_20"><text:s/></text:span><text:span text:style-name="T24_21">class</text:span><text:span text:style-name="T24_22">-</text:span><text:span text:style-name="T24_23">file</text:span><text:span text:style-name="T24_24"><text:s/></text:span><text:span text:style-name="T24_25">during</text:span><text:span text:style-name="T24_26"><text:s/></text:span><text:span text:style-name="T24_27">runtime</text:span><text:span text:style-name="T24_28">.</text:span></text:p>
            </text:list-item>
          </text:list>
        </text:list-item>
        <text:list-item>
          <text:p text:style-name="P25"><text:span text:style-name="T25_1">Wrap</text:span><text:span text:style-name="T25_2"><text:s/></text:span><text:span text:style-name="T25_3">up</text:span></text:p>
          <text:list>
            <text:list-item>
              <text:p text:style-name="P26"><text:span text:style-name="T26_1">Next</text:span><text:span text:style-name="T26_2"><text:s/></text:span><text:span text:style-name="T26_3">meeting</text:span><text:span text:style-name="T26_4"><text:s/></text:span><text:span text:style-name="T26_5">Tuesday</text:span><text:span text:style-name="T26_6"><text:s/>2011-03-29<text:s/>13:30-15:00</text:span></text:p>
              <text:list>
                <text:list-item>
                  <text:p text:style-name="P27"><text:span text:style-name="T27_1">Use</text:span><text:span text:style-name="T27_2"><text:s/></text:span><text:span text:style-name="T27_3">cases</text:span><text:span text:style-name="T27_4">,<text:s/>(</text:span><text:span text:style-name="T27_5">non</text:span><text:span text:style-name="T27_6">-)</text:span><text:span text:style-name="T27_7">functional</text:span><text:span text:style-name="T27_8"><text:s/></text:span><text:span text:style-name="T27_9">demands</text:span></text:p>
                </text:list-item>
                <text:list-item>
                  <text:p text:style-name="P28"><text:span text:style-name="T28_1">UML</text:span><text:span text:style-name="T28_2"><text:s/></text:span><text:span text:style-name="T28_3">diagram</text:span><text:span text:style-name="T28_4">,<text:s/></text:span><text:span text:style-name="T28_5">class</text:span><text:span text:style-name="T28_6">/</text:span><text:span text:style-name="T28_7">sequence</text:span></text:p>
                </text:list-item>
              </text:list>
            </text:list-item>
          </text:list>
        </text:list-item>
      </text:list>
      <text:p text:style-name="P29"/>
      <text:p text:style-name="P30"/>
      <text:p text:style-name="P31"/>
      <text:p text:style-name="P32"><office:annotation><dc:creator/><text:p text:style-name="P33"><text:span text:style-name="T33_1">Fails</text:span></text:p></office:annotatio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